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321.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8"/>
        <table:table-row table:style-name="ro1">
          <table:table-cell table:style-name="ce1" office:value-type="string" calcext:value-type="string">
            <text:p>Pfam or TIGRFA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ealthy Median</text:p>
          </table:table-cell>
          <table:table-cell table:style-name="ce1" office:value-type="string" calcext:value-type="string">
            <text:p>CRC Median</text:p>
          </table:table-cell>
          <table:table-cell table:style-name="ce1" office:value-type="string" calcext:value-type="string">
            <text:p>qvalu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08191</text:p>
          </table:table-cell>
          <table:table-cell office:value-type="string" calcext:value-type="string">
            <text:p>LRR adjacent</text:p>
          </table:table-cell>
          <table:table-cell office:value-type="float" office:value="-5.673367" calcext:value-type="float">
            <text:p>-5.673367</text:p>
          </table:table-cell>
          <table:table-cell office:value-type="float" office:value="3.484002" calcext:value-type="float">
            <text:p>3.484002</text:p>
          </table:table-cell>
          <table:table-cell office:value-type="float" office:value="0.000001224731" calcext:value-type="float">
            <text:p>1.224731E-06</text:p>
          </table:table-cell>
          <table:table-cell/>
        </table:table-row>
        <table:table-row table:style-name="ro1">
          <table:table-cell office:value-type="string" calcext:value-type="string">
            <text:p>PF09403</text:p>
          </table:table-cell>
          <table:table-cell office:value-type="string" calcext:value-type="string">
            <text:p>Adhesion protein FadA</text:p>
          </table:table-cell>
          <table:table-cell office:value-type="float" office:value="-5.73872" calcext:value-type="float">
            <text:p>-5.73872</text:p>
          </table:table-cell>
          <table:table-cell office:value-type="float" office:value="2.727507" calcext:value-type="float">
            <text:p>2.727507</text:p>
          </table:table-cell>
          <table:table-cell office:value-type="float" office:value="0.00001254528" calcext:value-type="float">
            <text:p>1.254528E-05</text:p>
          </table:table-cell>
          <table:table-cell/>
        </table:table-row>
        <table:table-row table:style-name="ro1">
          <table:table-cell office:value-type="string" calcext:value-type="string">
            <text:p>PF07087</text:p>
          </table:table-cell>
          <table:table-cell office:value-type="string" calcext:value-type="string">
            <text:p>Protein of unknown function (DUF1353)</text:p>
          </table:table-cell>
          <table:table-cell office:value-type="float" office:value="-6.0322" calcext:value-type="float">
            <text:p>-6.0322</text:p>
          </table:table-cell>
          <table:table-cell office:value-type="float" office:value="-3.256442" calcext:value-type="float">
            <text:p>-3.256442</text:p>
          </table:table-cell>
          <table:table-cell office:value-type="float" office:value="0.00005295768" calcext:value-type="float">
            <text:p>5.295768E-05</text:p>
          </table:table-cell>
          <table:table-cell/>
        </table:table-row>
        <table:table-row table:style-name="ro1">
          <table:table-cell office:value-type="string" calcext:value-type="string">
            <text:p>PF04122</text:p>
          </table:table-cell>
          <table:table-cell office:value-type="string" calcext:value-type="string">
            <text:p>Putative cell wall binding repeat 2</text:p>
          </table:table-cell>
          <table:table-cell office:value-type="float" office:value="2.123856" calcext:value-type="float">
            <text:p>2.123856</text:p>
          </table:table-cell>
          <table:table-cell office:value-type="float" office:value="3.819037" calcext:value-type="float">
            <text:p>3.819037</text:p>
          </table:table-cell>
          <table:table-cell office:value-type="float" office:value="0.0008606748" calcext:value-type="float">
            <text:p>0.0008606748</text:p>
          </table:table-cell>
          <table:table-cell/>
        </table:table-row>
        <table:table-row table:style-name="ro1">
          <table:table-cell office:value-type="string" calcext:value-type="string">
            <text:p>PF17886</text:p>
          </table:table-cell>
          <table:table-cell office:value-type="string" calcext:value-type="string">
            <text:p>HSP20-like domain found in ArsA</text:p>
          </table:table-cell>
          <table:table-cell office:value-type="float" office:value="-6.0322" calcext:value-type="float">
            <text:p>-6.0322</text:p>
          </table:table-cell>
          <table:table-cell office:value-type="float" office:value="-5.534243" calcext:value-type="float">
            <text:p>-5.534243</text:p>
          </table:table-cell>
          <table:table-cell office:value-type="float" office:value="0.01748995" calcext:value-type="float">
            <text:p>0.01748995</text:p>
          </table:table-cell>
          <table:table-cell/>
        </table:table-row>
        <table:table-row table:style-name="ro1">
          <table:table-cell office:value-type="string" calcext:value-type="string">
            <text:p>PF16728</text:p>
          </table:table-cell>
          <table:table-cell office:value-type="string" calcext:value-type="string">
            <text:p>Domain of unknown function (DUF5066)</text:p>
          </table:table-cell>
          <table:table-cell office:value-type="float" office:value="-6.061185" calcext:value-type="float">
            <text:p>-6.061185</text:p>
          </table:table-cell>
          <table:table-cell office:value-type="float" office:value="-5.613685" calcext:value-type="float">
            <text:p>-5.613685</text:p>
          </table:table-cell>
          <table:table-cell office:value-type="float" office:value="0.01748995" calcext:value-type="float">
            <text:p>0.01748995</text:p>
          </table:table-cell>
          <table:table-cell/>
        </table:table-row>
        <table:table-row table:style-name="ro1">
          <table:table-cell office:value-type="string" calcext:value-type="string">
            <text:p>PF01345</text:p>
          </table:table-cell>
          <table:table-cell office:value-type="string" calcext:value-type="string">
            <text:p>Domain of unknown function (DUF11)</text:p>
          </table:table-cell>
          <table:table-cell office:value-type="float" office:value="4.196018" calcext:value-type="float">
            <text:p>4.196018</text:p>
          </table:table-cell>
          <table:table-cell office:value-type="float" office:value="4.807215" calcext:value-type="float">
            <text:p>4.807215</text:p>
          </table:table-cell>
          <table:table-cell office:value-type="float" office:value="0.0212264" calcext:value-type="float">
            <text:p>0.0212264</text:p>
          </table:table-cell>
          <table:table-cell/>
        </table:table-row>
        <table:table-row table:style-name="ro1">
          <table:table-cell office:value-type="string" calcext:value-type="string">
            <text:p>PF08254</text:p>
          </table:table-cell>
          <table:table-cell office:value-type="string" calcext:value-type="string">
            <text:p>Threonine leader peptide</text:p>
          </table:table-cell>
          <table:table-cell office:value-type="float" office:value="0.656293" calcext:value-type="float">
            <text:p>0.656293</text:p>
          </table:table-cell>
          <table:table-cell office:value-type="float" office:value="-6.235979" calcext:value-type="float">
            <text:p>-6.235979</text:p>
          </table:table-cell>
          <table:table-cell office:value-type="float" office:value="0.00000000000001110805" calcext:value-type="float">
            <text:p>1.110805E-14</text:p>
          </table:table-cell>
          <table:table-cell/>
        </table:table-row>
        <table:table-row table:style-name="ro1">
          <table:table-cell office:value-type="string" calcext:value-type="string">
            <text:p>PF14255</text:p>
          </table:table-cell>
          <table:table-cell office:value-type="string" calcext:value-type="string">
            <text:p>Cysteine-rich CPXCG</text:p>
          </table:table-cell>
          <table:table-cell office:value-type="float" office:value="-5.356354" calcext:value-type="float">
            <text:p>-5.356354</text:p>
          </table:table-cell>
          <table:table-cell office:value-type="float" office:value="-6.229333" calcext:value-type="float">
            <text:p>-6.229333</text:p>
          </table:table-cell>
          <table:table-cell office:value-type="float" office:value="0.0000000004435526" calcext:value-type="float">
            <text:p>4.435526E-10</text:p>
          </table:table-cell>
          <table:table-cell/>
        </table:table-row>
        <table:table-row table:style-name="ro1">
          <table:table-cell office:value-type="string" calcext:value-type="string">
            <text:p>PF11962</text:p>
          </table:table-cell>
          <table:table-cell office:value-type="string" calcext:value-type="string">
            <text:p>Peptidase_G2, IMC autoproteolytic cleavage domain</text:p>
          </table:table-cell>
          <table:table-cell office:value-type="float" office:value="-1.925865" calcext:value-type="float">
            <text:p>-1.925865</text:p>
          </table:table-cell>
          <table:table-cell office:value-type="float" office:value="-6.141857" calcext:value-type="float">
            <text:p>-6.141857</text:p>
          </table:table-cell>
          <table:table-cell office:value-type="float" office:value="0.000001224731" calcext:value-type="float">
            <text:p>1.224731E-06</text:p>
          </table:table-cell>
          <table:table-cell/>
        </table:table-row>
        <table:table-row table:style-name="ro1">
          <table:table-cell office:value-type="string" calcext:value-type="string">
            <text:p>PF06308</text:p>
          </table:table-cell>
          <table:table-cell office:value-type="string" calcext:value-type="string">
            <text:p>23S rRNA methylastransferase leader peptide (ErmCL)</text:p>
          </table:table-cell>
          <table:table-cell office:value-type="float" office:value="4.523399" calcext:value-type="float">
            <text:p>4.523399</text:p>
          </table:table-cell>
          <table:table-cell office:value-type="float" office:value="3.441621" calcext:value-type="float">
            <text:p>3.441621</text:p>
          </table:table-cell>
          <table:table-cell office:value-type="float" office:value="0.01748995" calcext:value-type="float">
            <text:p>0.01748995</text:p>
          </table:table-cell>
          <table:table-cell/>
        </table:table-row>
        <table:table-row table:style-name="ro1">
          <table:table-cell office:value-type="string" calcext:value-type="string">
            <text:p>PF14104</text:p>
          </table:table-cell>
          <table:table-cell office:value-type="string" calcext:value-type="string">
            <text:p>Domain of unknown function (DUF4277)</text:p>
          </table:table-cell>
          <table:table-cell office:value-type="float" office:value="-5.712807" calcext:value-type="float">
            <text:p>-5.712807</text:p>
          </table:table-cell>
          <table:table-cell office:value-type="float" office:value="-6.183273" calcext:value-type="float">
            <text:p>-6.183273</text:p>
          </table:table-cell>
          <table:table-cell office:value-type="float" office:value="0.01748995" calcext:value-type="float">
            <text:p>0.01748995</text:p>
          </table:table-cell>
          <table:table-cell/>
        </table:table-row>
        <table:table-row table:style-name="ro1">
          <table:table-cell office:value-type="string" calcext:value-type="string">
            <text:p>TIGR02077</text:p>
          </table:table-cell>
          <table:table-cell table:style-name="ce6" office:value-type="string" calcext:value-type="string">
            <text:p>thr_lead_pep: thr operon leader peptide</text:p>
          </table:table-cell>
          <table:table-cell office:value-type="float" office:value="0.357274" calcext:value-type="float">
            <text:p>0.357274</text:p>
          </table:table-cell>
          <table:table-cell office:value-type="float" office:value="-8.007909" calcext:value-type="float">
            <text:p>-8.007909</text:p>
          </table:table-cell>
          <table:table-cell office:value-type="float" office:value="3.792699E-015" calcext:value-type="float">
            <text:p>3.792699E-15</text:p>
          </table:table-cell>
          <table:table-cell table:style-name="ce9"/>
        </table:table-row>
        <table:table-row table:style-name="ro1">
          <table:table-cell office:value-type="string" calcext:value-type="string">
            <text:p>TIGR01249</text:p>
          </table:table-cell>
          <table:table-cell table:style-name="ce6" office:value-type="string" calcext:value-type="string">
            <text:p>pro_imino_pep_1: prolyl aminopeptidase</text:p>
          </table:table-cell>
          <table:table-cell office:value-type="float" office:value="-1.014171" calcext:value-type="float">
            <text:p>-1.014171</text:p>
          </table:table-cell>
          <table:table-cell office:value-type="float" office:value="0.430146" calcext:value-type="float">
            <text:p>0.430146</text:p>
          </table:table-cell>
          <table:table-cell office:value-type="float" office:value="0.01262132" calcext:value-type="float">
            <text:p>0.01262132</text:p>
          </table:table-cell>
          <table:table-cell table:style-name="ce9"/>
        </table:table-row>
        <table:table-row table:style-name="ro1">
          <table:table-cell table:style-name="ce3"/>
          <table:table-cell table:style-name="ce7" table:number-columns-repeated="4"/>
          <table:table-cell/>
        </table:table-row>
        <table:table-row table:style-name="ro1">
          <table:table-cell table:style-name="ce4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6:51:03.897151165</meta:creation-date>
    <dc:date>2020-12-15T17:17:40.310600404</dc:date>
    <meta:editing-duration>PT26M35S</meta:editing-duration>
    <meta:editing-cycles>4</meta:editing-cycles>
    <meta:generator>LibreOffice/6.0.7.3$Linux_X86_64 LibreOffice_project/00m0$Build-3</meta:generator>
    <meta:document-statistic meta:table-count="1" meta:cell-count="75" meta:object-count="0"/>
  </office:meta>
</office:document-meta>
</file>